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abc" officeooo:paragraph-rsid="00069abc"/>
    </style:style>
    <style:style style:name="P2" style:family="paragraph" style:parent-style-name="Standard">
      <style:text-properties officeooo:rsid="00069abc" officeooo:paragraph-rsid="0008b9ae"/>
    </style:style>
    <style:style style:name="P3" style:family="paragraph" style:parent-style-name="Standard">
      <style:text-properties officeooo:rsid="00070211" officeooo:paragraph-rsid="00070211"/>
    </style:style>
    <style:style style:name="P4" style:family="paragraph" style:parent-style-name="Standard">
      <style:text-properties officeooo:rsid="0008b9ae" officeooo:paragraph-rsid="0008b9ae"/>
    </style:style>
    <style:style style:name="P5" style:family="paragraph" style:parent-style-name="Standard">
      <style:text-properties officeooo:paragraph-rsid="00069abc"/>
    </style:style>
    <style:style style:name="P6" style:family="paragraph" style:parent-style-name="Standard">
      <style:text-properties officeooo:rsid="000b77cf" officeooo:paragraph-rsid="000b77cf"/>
    </style:style>
    <style:style style:name="P7" style:family="paragraph" style:parent-style-name="Standard">
      <style:text-properties officeooo:rsid="000b77cf" officeooo:paragraph-rsid="000ba8d3"/>
    </style:style>
    <style:style style:name="P8" style:family="paragraph" style:parent-style-name="Standard">
      <style:text-properties officeooo:rsid="000ba8d3" officeooo:paragraph-rsid="000ba8d3"/>
    </style:style>
    <style:style style:name="P9" style:family="paragraph" style:parent-style-name="Standard">
      <style:text-properties officeooo:rsid="000c0f39" officeooo:paragraph-rsid="000c0f39"/>
    </style:style>
    <style:style style:name="P10" style:family="paragraph" style:parent-style-name="Standard">
      <style:text-properties fo:font-style="normal" officeooo:rsid="000cfb7e" officeooo:paragraph-rsid="000cfb7e" style:font-style-asian="normal" style:font-style-complex="normal"/>
    </style:style>
    <style:style style:name="P11" style:family="paragraph" style:parent-style-name="Standard">
      <style:text-properties fo:font-style="normal" officeooo:rsid="000f67bb" officeooo:paragraph-rsid="000f67bb" style:font-style-asian="normal" style:font-style-complex="normal"/>
    </style:style>
    <style:style style:name="P12" style:family="paragraph" style:parent-style-name="Standard">
      <style:text-properties fo:font-style="normal" officeooo:rsid="000ff7d4" officeooo:paragraph-rsid="000ff7d4" style:font-style-asian="normal" style:font-style-complex="normal"/>
    </style:style>
    <style:style style:name="P13" style:family="paragraph" style:parent-style-name="Standard">
      <style:text-properties fo:font-style="normal" officeooo:rsid="00119c3e" officeooo:paragraph-rsid="00119c3e" style:font-style-asian="normal" style:font-style-complex="normal"/>
    </style:style>
    <style:style style:name="P14" style:family="paragraph" style:parent-style-name="Standard">
      <style:text-properties fo:font-style="normal" officeooo:rsid="00126fe5" officeooo:paragraph-rsid="00126fe5" style:font-style-asian="normal" style:font-style-complex="normal"/>
    </style:style>
    <style:style style:name="P15" style:family="paragraph" style:parent-style-name="Standard">
      <style:text-properties fo:font-style="normal" officeooo:rsid="000c0f39" officeooo:paragraph-rsid="000c0f39" style:font-style-asian="normal" style:font-style-complex="normal"/>
    </style:style>
    <style:style style:name="P16" style:family="paragraph" style:parent-style-name="Standard">
      <style:text-properties fo:font-style="normal" officeooo:rsid="00132840" officeooo:paragraph-rsid="00132840" style:font-style-asian="normal" style:font-style-complex="normal"/>
    </style:style>
    <style:style style:name="P17" style:family="paragraph" style:parent-style-name="Standard">
      <style:text-properties fo:font-style="normal" officeooo:rsid="001337cc" officeooo:paragraph-rsid="001337cc" style:font-style-asian="normal" style:font-style-complex="normal"/>
    </style:style>
    <style:style style:name="P18" style:family="paragraph" style:parent-style-name="Standard">
      <style:text-properties fo:font-style="normal" officeooo:rsid="001398b5" officeooo:paragraph-rsid="001398b5" style:font-style-asian="normal" style:font-style-complex="normal"/>
    </style:style>
    <style:style style:name="P19" style:family="paragraph" style:parent-style-name="Standard">
      <style:text-properties fo:font-style="normal" officeooo:rsid="001978ca" officeooo:paragraph-rsid="001978ca" style:font-style-asian="normal" style:font-style-complex="normal"/>
    </style:style>
    <style:style style:name="P20" style:family="paragraph" style:parent-style-name="Standard">
      <style:text-properties fo:font-style="normal" officeooo:rsid="0019a094" officeooo:paragraph-rsid="0019a094" style:font-style-asian="normal" style:font-style-complex="normal"/>
    </style:style>
    <style:style style:name="P21" style:family="paragraph" style:parent-style-name="Standard">
      <style:text-properties fo:language="es" fo:country="AR" fo:font-style="normal" officeooo:rsid="000cfb7e" officeooo:paragraph-rsid="000cfb7e" style:font-style-asian="normal" style:font-style-complex="normal"/>
    </style:style>
    <style:style style:name="P22" style:family="paragraph" style:parent-style-name="Standard">
      <style:text-properties fo:language="es" fo:country="AR" fo:font-style="normal" officeooo:rsid="000ddc41" officeooo:paragraph-rsid="000ddc41" style:font-style-asian="normal" style:font-style-complex="normal"/>
    </style:style>
    <style:style style:name="P23" style:family="paragraph" style:parent-style-name="Standard">
      <style:text-properties fo:language="es" fo:country="AR" fo:font-style="normal" officeooo:rsid="00119c3e" officeooo:paragraph-rsid="00119c3e" style:font-style-asian="normal" style:font-style-complex="normal"/>
    </style:style>
    <style:style style:name="P24" style:family="paragraph" style:parent-style-name="Standard">
      <style:text-properties fo:language="es" fo:country="AR" fo:font-style="normal" officeooo:rsid="00132840" officeooo:paragraph-rsid="00132840" style:font-style-asian="normal" style:font-style-complex="normal"/>
    </style:style>
    <style:style style:name="P25" style:family="paragraph" style:parent-style-name="Standard">
      <style:text-properties fo:language="es" fo:country="AR" fo:font-style="normal" officeooo:rsid="001337cc" officeooo:paragraph-rsid="001337cc" style:font-style-asian="normal" style:font-style-complex="normal"/>
    </style:style>
    <style:style style:name="P26" style:family="paragraph" style:parent-style-name="Standard">
      <style:text-properties fo:language="es" fo:country="AR" fo:font-style="normal" officeooo:rsid="001398b5" officeooo:paragraph-rsid="001398b5" style:font-style-asian="normal" style:font-style-complex="normal"/>
    </style:style>
    <style:style style:name="P27" style:family="paragraph" style:parent-style-name="Standard">
      <style:text-properties fo:language="es" fo:country="AR" fo:font-style="normal" officeooo:rsid="0015788b" officeooo:paragraph-rsid="0015788b" style:font-style-asian="normal" style:font-style-complex="normal"/>
    </style:style>
    <style:style style:name="P28" style:family="paragraph" style:parent-style-name="Standard">
      <style:text-properties fo:language="es" fo:country="AR" fo:font-style="normal" officeooo:rsid="0015788b" officeooo:paragraph-rsid="00172035" style:font-style-asian="normal" style:font-style-complex="normal"/>
    </style:style>
    <style:style style:name="P29" style:family="paragraph" style:parent-style-name="Standard">
      <style:text-properties fo:language="es" fo:country="AR" fo:font-style="normal" officeooo:rsid="0015788b" officeooo:paragraph-rsid="0017a948" style:font-style-asian="normal" style:font-style-complex="normal"/>
    </style:style>
    <style:style style:name="P30" style:family="paragraph" style:parent-style-name="Standard">
      <style:text-properties fo:language="es" fo:country="AR" fo:font-style="normal" officeooo:rsid="00172035" officeooo:paragraph-rsid="00172035" style:font-style-asian="normal" style:font-style-complex="normal"/>
    </style:style>
    <style:style style:name="P31" style:family="paragraph" style:parent-style-name="Standard">
      <style:text-properties fo:language="es" fo:country="AR" fo:font-style="normal" officeooo:rsid="0017a948" officeooo:paragraph-rsid="0017a948" style:font-style-asian="normal" style:font-style-complex="normal"/>
    </style:style>
    <style:style style:name="P32" style:family="paragraph" style:parent-style-name="Standard">
      <style:text-properties fo:language="es" fo:country="AR" fo:font-style="normal" officeooo:rsid="001a3c98" officeooo:paragraph-rsid="001a3c98" style:font-style-asian="normal" style:font-style-complex="normal"/>
    </style:style>
    <style:style style:name="P33" style:family="paragraph" style:parent-style-name="Standard">
      <style:text-properties fo:language="es" fo:country="AR" fo:font-style="normal" officeooo:rsid="001befa6" officeooo:paragraph-rsid="001befa6" style:font-style-asian="normal" style:font-style-complex="normal"/>
    </style:style>
    <style:style style:name="P34" style:family="paragraph" style:parent-style-name="Standard">
      <style:text-properties fo:language="es" fo:country="AR" fo:font-style="normal" officeooo:rsid="001c0079" officeooo:paragraph-rsid="001c0079" style:font-style-asian="normal" style:font-style-complex="normal"/>
    </style:style>
    <style:style style:name="P35" style:family="paragraph" style:parent-style-name="Standard">
      <style:text-properties fo:language="es" fo:country="AR" fo:font-style="normal" officeooo:rsid="001c0079" officeooo:paragraph-rsid="001c5cc3" style:font-style-asian="normal" style:font-style-complex="normal"/>
    </style:style>
    <style:style style:name="P36" style:family="paragraph" style:parent-style-name="Standard">
      <style:text-properties fo:language="es" fo:country="AR" fo:font-style="normal" officeooo:rsid="001c5cc3" officeooo:paragraph-rsid="001c5cc3" style:font-style-asian="normal" style:font-style-complex="normal"/>
    </style:style>
    <style:style style:name="P37" style:family="paragraph" style:parent-style-name="Standard">
      <style:text-properties fo:language="es" fo:country="AR" fo:font-style="normal" officeooo:rsid="001c5cc3" officeooo:paragraph-rsid="001d02e7" style:font-style-asian="normal" style:font-style-complex="normal"/>
    </style:style>
    <style:style style:name="P38" style:family="paragraph" style:parent-style-name="Standard">
      <style:text-properties fo:language="es" fo:country="AR" fo:font-style="normal" officeooo:rsid="001eccf1" officeooo:paragraph-rsid="001eccf1" style:font-style-asian="normal" style:font-style-complex="normal"/>
    </style:style>
    <style:style style:name="P39" style:family="paragraph" style:parent-style-name="Standard">
      <style:text-properties fo:language="es" fo:country="AR" fo:font-style="normal" officeooo:rsid="001f621c" officeooo:paragraph-rsid="001f621c" style:font-style-asian="normal" style:font-style-complex="normal"/>
    </style:style>
    <style:style style:name="P40" style:family="paragraph" style:parent-style-name="Standard">
      <style:text-properties fo:language="es" fo:country="AR" fo:font-style="normal" officeooo:rsid="00208a27" officeooo:paragraph-rsid="00208a27" style:font-style-asian="normal" style:font-style-complex="normal"/>
    </style:style>
    <style:style style:name="P41" style:family="paragraph" style:parent-style-name="Standard">
      <style:text-properties fo:language="es" fo:country="AR" fo:font-style="normal" officeooo:rsid="0022669d" officeooo:paragraph-rsid="0022669d" style:font-style-asian="normal" style:font-style-complex="normal"/>
    </style:style>
    <style:style style:name="P42" style:family="paragraph" style:parent-style-name="Standard">
      <style:text-properties fo:language="es" fo:country="AR" fo:font-style="normal" officeooo:rsid="002281d4" officeooo:paragraph-rsid="002281d4" style:font-style-asian="normal" style:font-style-complex="normal"/>
    </style:style>
    <style:style style:name="P43" style:family="paragraph" style:parent-style-name="Standard">
      <style:text-properties officeooo:paragraph-rsid="00132840"/>
    </style:style>
    <style:style style:name="P44" style:family="paragraph" style:parent-style-name="Standard">
      <style:text-properties style:font-name="Liberation Serif" fo:language="es" fo:country="AR" fo:font-style="normal" fo:font-weight="normal" officeooo:rsid="0015788b" officeooo:paragraph-rsid="0015788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70211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0f67bb" officeooo:paragraph-rsid="000f67bb"/>
    </style:style>
    <style:style style:name="T1" style:family="text">
      <style:text-properties officeooo:rsid="00069abc"/>
    </style:style>
    <style:style style:name="T2" style:family="text">
      <style:text-properties officeooo:rsid="00070211"/>
    </style:style>
    <style:style style:name="T3" style:family="text">
      <style:text-properties fo:color="#000000" loext:opacity="100%" style:font-name="Arial" fo:font-size="8pt" fo:letter-spacing="normal" fo:background-color="transparent" loext:char-shading-value="0" style:font-name-asian="Arial3" style:font-size-asian="8pt" style:font-name-complex="Arial3"/>
    </style:style>
    <style:style style:name="T4" style:family="text">
      <style:text-properties fo:color="#000000" loext:opacity="100%" style:font-name="Arial" fo:font-size="8pt" fo:letter-spacing="normal" officeooo:rsid="00070211" fo:background-color="transparent" loext:char-shading-value="0" style:font-name-asian="Arial3" style:font-size-asian="8pt" style:font-name-complex="Arial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035" style:font-style-asian="italic" style:font-style-complex="italic"/>
    </style:style>
    <style:style style:name="T7" style:family="text">
      <style:text-properties officeooo:rsid="0008b9ae"/>
    </style:style>
    <style:style style:name="T8" style:family="text">
      <style:text-properties officeooo:rsid="000a52fd"/>
    </style:style>
    <style:style style:name="T9" style:family="text">
      <style:text-properties officeooo:rsid="000b77cf"/>
    </style:style>
    <style:style style:name="T10" style:family="text">
      <style:text-properties officeooo:rsid="000ba8d3"/>
    </style:style>
    <style:style style:name="T11" style:family="text">
      <style:text-properties officeooo:rsid="000c0f39"/>
    </style:style>
    <style:style style:name="T12" style:family="text">
      <style:text-properties fo:language="es" fo:country="AR"/>
    </style:style>
    <style:style style:name="T13" style:family="text">
      <style:text-properties fo:language="es" fo:country="AR" officeooo:rsid="000cfb7e"/>
    </style:style>
    <style:style style:name="T14" style:family="text">
      <style:text-properties fo:language="es" fo:country="AR" fo:font-style="normal" officeooo:rsid="00132840" style:font-style-asian="normal" style:font-style-complex="normal"/>
    </style:style>
    <style:style style:name="T15" style:family="text">
      <style:text-properties fo:language="es" fo:country="AR" officeooo:rsid="001337cc"/>
    </style:style>
    <style:style style:name="T16" style:family="text">
      <style:text-properties fo:language="en" fo:country="US"/>
    </style:style>
    <style:style style:name="T17" style:family="text">
      <style:text-properties officeooo:rsid="000f67bb"/>
    </style:style>
    <style:style style:name="T18" style:family="text">
      <style:text-properties officeooo:rsid="000ff7d4"/>
    </style:style>
    <style:style style:name="T19" style:family="text">
      <style:text-properties officeooo:rsid="00132840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officeooo:rsid="00172035"/>
    </style:style>
    <style:style style:name="T22" style:family="text">
      <style:text-properties officeooo:rsid="001c0079"/>
    </style:style>
    <style:style style:name="T23" style:family="text">
      <style:text-properties officeooo:rsid="001c5cc3"/>
    </style:style>
    <style:style style:name="T24" style:family="text">
      <style:text-properties officeooo:rsid="001d02e7"/>
    </style:style>
    <style:style style:name="T25" style:family="text">
      <style:text-properties officeooo:rsid="0022669d"/>
    </style:style>
    <style:style style:name="T26" style:family="text">
      <style:text-properties officeooo:rsid="002281d4"/>
    </style:style>
    <style:style style:name="T27" style:family="text">
      <style:text-properties officeooo:rsid="00238975"/>
    </style:style>
    <style:style style:name="T28" style:family="text">
      <style:text-properties officeooo:rsid="00260c9d"/>
    </style:style>
    <style:style style:name="T29" style:family="text">
      <style:text-properties officeooo:rsid="002779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 loext:marker-style-name="T3"><text:span text:style-name="T3">Unique items should have a Rar</text:span><text:span text:style-name="T4">3</text:span><text:span text:style-name="T3"> and Rar</text:span><text:span text:style-name="T4">2</text:span><text:span text:style-name="T3"> mods </text:span><text:span text:style-name="T4">most of the time</text:span><text:span text:style-name="T3">, as well as a UNIQUE mod that makes them stand out. Hopefully this makes them useful in their niche as a more versatile tool, but weaker in specific than a rar4 item</text:span></text:p>
      <text:p text:style-name="P45" loext:marker-style-name="T3"><text:span text:style-name="T3"/></text:p>
      <text:p text:style-name="P46" loext:marker-style-name="T3"><text:span text:style-name="T3">modifiers to unique weapons are contingent on that weapon being equipped (Ie, “next attack deals extra damage” should have an implicit “with this weapon”)</text:span></text:p>
      <text:p text:style-name="Standard"/>
      <text:p text:style-name="Standard">UNIQUE <text:span text:style-name="T2">ARMOR</text:span></text:p>
      <text:p text:style-name="P3"/>
      <text:p text:style-name="P3">CLOTHING</text:p>
      <text:p text:style-name="P3"/>
      <text:p text:style-name="P4">Hood of Penitence (Hood): <text:span text:style-name="T25">Divine</text:span> spell rating +3, Healing received +28%, 10% increased damage taken</text:p>
      <text:p text:style-name="Standard"/>
      <text:p text:style-name="Standard"/>
      <text:p text:style-name="P1">Simplicity <text:span text:style-name="T2">(Linen Vest)</text:span>: +3 to your lowest stat (generated on drop), +2 to your second lowest stat (generated on drop), +1 to your third lowest stat (generated on drop)</text:p>
      <text:p text:style-name="Standard"/>
      <text:p text:style-name="Standard"/>
      <text:p text:style-name="P1">Poisoner’s Precaution <text:span text:style-name="T2">(Gloves)</text:span>: <text:span text:style-name="T2">+20% chance to poison, +15% affliction avoidance, Your poisons last 1 extra turn and poisoned enemies deal 10% less damage to you</text:span></text:p>
      <text:p text:style-name="P1"/>
      <text:p text:style-name="P1"/>
      <text:p text:style-name="P3">Wanderlust (Traveller’s Boots): +10 initiative, +20 max satiety, +0.1 initiative and +0.5 max satiety per completed slide (<text:span text:style-name="T5">Upgrades over time while worn)</text:span></text:p>
      <text:p text:style-name="Standard"/>
      <text:p text:style-name="Standard"/>
      <text:p text:style-name="Standard"><text:span text:style-name="T1">Acolyte of the Damned (Cowl): +</text:span><text:span text:style-name="T28">15</text:span><text:span text:style-name="T1">% added magic damage,</text:span> <text:span text:style-name="T1">Lore +2, Casting a spell consumes 5% of current endurance and adds half that value to damage</text:span></text:p>
      <text:p text:style-name="Standard"/>
      <text:p text:style-name="Standard"/>
      <text:p text:style-name="P3">Ghostly Vestments (Silk Tunic): Cannot be stunned, 33% crit damage reduction, Gain +1% dodge per every 10% missing endurance</text:p>
      <text:p text:style-name="Standard"/>
      <text:p text:style-name="Standard"/>
      <text:p text:style-name="P3">Sorcerer’s Pledge (Silk Gloves): +<text:span text:style-name="T27">1</text:span> to random spell <text:span text:style-name="T27">type</text:span> rating (generated on drop), +1 to random spell type rating (generated on drop), -10% damage for spells of differen<text:span text:style-name="T27">t</text:span> type</text:p>
      <text:p text:style-name="P3"/>
      <text:p text:style-name="P3"/>
      <text:p text:style-name="P4">Dragon Claw (Slippers): Armor pen +3, Crit damage +30%, 33% increased magnitude of properties for unarmed attacks</text:p>
      <text:p text:style-name="Standard"/>
      <text:p text:style-name="P4"/>
      <text:p text:style-name="P4">LIGHT</text:p>
      <text:p text:style-name="Standard"/>
      <text:p text:style-name="P2">Death’s Visage (<text:span text:style-name="T7">Leather Cap</text:span>): Accuracy +7%, Crit chance +4%, Critical Hits automatically kill creatures <text:s/>with 10% or less endurance</text:p>
      <text:p text:style-name="Standard"/>
      <text:p text:style-name="Standard"/>
      <text:p text:style-name="P4">Preystalker (Leather Vest): Maximum damage +3, Chance to bleed +15%, 33% increased magnitude of modifiers for ranged attacks</text:p>
      <text:p text:style-name="Standard"/>
      <text:p text:style-name="P2">Hand of the Vizier (Leather gloves): Arcane Spell Rating +1, Accuracy +5%, Casting a damaging spells causes your next attack to deal 10% extra of its damage type</text:p>
      <text:p text:style-name="P2"><text:soft-page-break/></text:p>
      <text:p text:style-name="Standard"/>
      <text:p text:style-name="Standard">The Toxic Waltz (Leather boots): Dodge <text:span text:style-name="T1">5</text:span>%, Affliction avoidance <text:span text:style-name="T1">1</text:span>5%, Poison enemies when you dodge </text:p>
      <text:p text:style-name="Standard"/>
      <text:p text:style-name="P5"/>
      <text:p text:style-name="Standard">Harlequin's Crest (Shako): +<text:span text:style-name="T25">1</text:span> spell rating, +<text:span text:style-name="T1">2</text:span> armor, +1.<text:span text:style-name="T1">25</text:span> endurance per character level</text:p>
      <text:p text:style-name="Standard"/>
      <text:p text:style-name="P4">Coralweave (Studded doublet): +1 nature spell rating, 15% reduced damage <text:span text:style-name="T27">taken</text:span> while on low life, <text:span text:style-name="T8">Resting is </text:span><text:span text:style-name="T9">25</text:span><text:span text:style-name="T8">% more efficient</text:span></text:p>
      <text:p text:style-name="Standard"/>
      <text:p text:style-name="P4">Barbarian’s Grip (Studded Armbands): Accuracy +7%, Cannot be clumsy, cannot be disarmed</text:p>
      <text:p text:style-name="P4"/>
      <text:p text:style-name="P6">The Stampede (Reinforced boots): Cannot be restrained, Initiative +5, Deal +2% extra damage per every 5 initiative more than your enemy</text:p>
      <text:p text:style-name="P6"/>
      <text:p text:style-name="P6"/>
      <text:p text:style-name="P6">MEDIUM</text:p>
      <text:p text:style-name="P6"/>
      <text:p text:style-name="P6">Voice of the Storm (Mail Coif): +2 <text:span text:style-name="T25">nature</text:span> spell rating, +15% damage added as lightning, Overcharge you inflict deals 30% extra damage</text:p>
      <text:p text:style-name="P6"/>
      <text:p text:style-name="P6"/>
      <text:p text:style-name="P6">Razormail (Chain mail): +15 max endurance, +2 thorns, Your thorns damage has a 30% chance to bleed for 50% of damage</text:p>
      <text:p text:style-name="P6"/>
      <text:p text:style-name="P6"/>
      <text:p text:style-name="P7">Doombinders (Mail gloves): +2 to armor pen, +5% accuracy, Your no longer benefit from armor. Gain +3% accuracy and +2% damage per every point of armor <text:span text:style-name="T10">instead</text:span></text:p>
      <text:p text:style-name="P7"/>
      <text:p text:style-name="P7"/>
      <text:p text:style-name="P8">Battlecharge (Sollerets): +3 maximum damage, +4% crit chance, 100% increased magnitude of modifiers during first round of combat</text:p>
      <text:p text:style-name="P7"/>
      <text:p text:style-name="P7"/>
      <text:p text:style-name="P8">Spirit Crown (Bronze helmet): Get at random two of the following on drop: (Fire res 30%, Cold res 30%, lightning res 30%, armor 3, reduced crit damage 33%, affliciton avoidance 15%), 33% increased magnitude of modifiers while affected by an Aura</text:p>
      <text:p text:style-name="P8"/>
      <text:p text:style-name="P8"/>
      <text:p text:style-name="P8">Last Stand (Bronze Cuirass): Chance to block and parry 10%, 20% less damage taken while under 50% endurance, When your endurance reaches 0, destroy this item to prevent death and recover 15% of max endurance instead</text:p>
      <text:p text:style-name="P8"/>
      <text:p text:style-name="P8"/>
      <text:p text:style-name="P8">Purifying Caress (Bronze wristbands): +<text:span text:style-name="T11">4%</text:span> to <text:span text:style-name="T11">crit chance</text:span>, <text:span text:style-name="T11">+30% crit damage, 20% increased magnitude of effects per affliction on enemy</text:span></text:p>
      <text:p text:style-name="P8"/>
      <text:p text:style-name="P8"/>
      <text:p text:style-name="P9">Marathon (Bronze boots) +5% dodge, +2 to armor, +0.5% dodge and +0.25 armor per turn in combat (<text:span text:style-name="T5">Upgrades during combat!)</text:span></text:p>
      <text:p text:style-name="P9"><text:span text:style-name="T5"/></text:p>
      <text:p text:style-name="P14"><text:soft-page-break/></text:p>
      <text:p text:style-name="P19">HEAVY ARMOR</text:p>
      <text:p text:style-name="P19"/>
      <text:p text:style-name="P19">Steel Skull (Steel Helmet): <text:s/>20% affliction avoidance, Cannot be stunned, You cannot lose more than 10% of your maximum endurance per instance of damage</text:p>
      <text:p text:style-name="P19"/>
      <text:p text:style-name="P19">Dread Plate (Steel Cuirass): +20 max endurance, +4 thorns, 33% chance to curse attackers</text:p>
      <text:p text:style-name="P19"/>
      <text:p text:style-name="P19">Colossuss’s Stern Hand (Steel Gauntlets): +2 Maximum damage, +20% crit damage, 50% increased magnitude of modifiers if wielding 2-handed weapon</text:p>
      <text:p text:style-name="P14"/>
      <text:p text:style-name="P19">Frontal Assault (Steel Sabatons): +6% dodge, crits deal 33% reduced extra damage, Your dodge chance is converted to damage reduction at 50% of its value</text:p>
      <text:p text:style-name="P19"/>
      <text:p text:style-name="P19">The Keep (Greathelm): +3 armor, 15% reduced damage taken while under 50% endurance, Enemies that crit you are neutralized</text:p>
      <text:p text:style-name="P19"/>
      <text:p text:style-name="P20">Sacred Oath (Platemail): +25% healing received, +1 to divine spell rating, You take 1% reduced damage per active ritual on you</text:p>
      <text:p text:style-name="P19"/>
      <text:p text:style-name="P20">Mark of the Fearless (Plate Vambraces): +4% block chance, 5 endurance recovered on block, You can block while not wielding a shield</text:p>
      <text:p text:style-name="P19"/>
      <text:p text:style-name="P20">March of the Legion (Plate Greaves): +15 Max Endurance, + 2 to armor, Whenever an enemy hits you, gain 5 initiative</text:p>
      <text:p text:style-name="P19"/>
      <text:p text:style-name="P14">AXE WEAPONS</text:p>
      <text:p text:style-name="P14"/>
      <text:p text:style-name="P14">Grimscourge (Hatchet): +3 armor pen, +2 max damage, Hitting for max damage Curses the enemy</text:p>
      <text:p text:style-name="P14"/>
      <text:p text:style-name="P14"/>
      <text:p text:style-name="P14">Headsman’s Companion (War Axe): +10% accuracy, 3% of Endurance recovered on kill, Deals 20% extra damage to enemies below 50% endurance</text:p>
      <text:p text:style-name="P9"><text:span text:style-name="T5"/></text:p>
      <text:p text:style-name="P15"/>
      <text:p text:style-name="P14">Vanguard (Poleaxe): +8 Initiative, +10% chance to parry, Deals an extra 20% of damage in the first turn of combat, decaying by 5% each turn</text:p>
      <text:p text:style-name="P9"><text:span text:style-name="T5"/></text:p>
      <text:p text:style-name="P9"><text:span text:style-name="T5"/></text:p>
      <text:p text:style-name="P14">Butcher’s Cleaver (Cleaver): 30% chance to bleed for 25% of damage, 5% satiety recovered on kill, Deals an extra +3 damage to bleeding enemies</text:p>
      <text:p text:style-name="P14"/>
      <text:p text:style-name="P14"/>
      <text:p text:style-name="P14">Ribcage Opener (Boarding Axe): Armor pen +3, crit chance +3%, 100% increased magnitude of modifiers against creatures at full endurance</text:p>
      <text:p text:style-name="P14"/>
      <text:p text:style-name="P14"/>
      <text:p text:style-name="P16">Demongrip (Great Axe): 25% of damage added as fire, +40% crit chance, Crits only deal 25% extra damage</text:p>
      <text:p text:style-name="P14"/>
      <text:p text:style-name="P14"/>
      <text:p text:style-name="P9"><text:span text:style-name="T5"/></text:p>
      <text:p text:style-name="P11"><text:soft-page-break/>BLADE WEAPONS</text:p>
      <text:p text:style-name="P11"/>
      <text:p text:style-name="P11">Viperfang (Dagger): Chance to poison 20%, chance to blind 10%, 3% extra accuracy and 5% extra damage per affliction on <text:span text:style-name="T18">enemy</text:span></text:p>
      <text:p text:style-name="P10"/>
      <text:p text:style-name="P10"/>
      <text:p text:style-name="P11">Champion’s Edge (Arming Sword): +3 maximum damage, Crit chance +4%, Accuracy above 100% is converted to crit chance</text:p>
      <text:p text:style-name="P11"/>
      <text:p text:style-name="P11"/>
      <text:p text:style-name="P11">Ancestral Chieftain (Longsword): 12% chance to parry, cannot be clumsy, Your next attack after parrying deals an extra 30% damage</text:p>
      <text:p text:style-name="P11"/>
      <text:p text:style-name="P11"/>
      <text:p text:style-name="P11">Ruthless (Kukri): 20% chance to bleed for 25% of damage, +1 maximum damage, Consecutive hits against the same enemy deal 7% extra damage (up to 35%)</text:p>
      <text:p text:style-name="P10"/>
      <text:p text:style-name="P10"/>
      <text:p text:style-name="P11">Desert Wind (Scimitar): Nature spell rating +1, damage added as fire 15%, Casting a Fire spell adds an extra 30% damage as fire to your next attack</text:p>
      <text:p text:style-name="P10"/>
      <text:p text:style-name="P10"/>
      <text:p text:style-name="P12">Relentless Advance (Falchion): Armor penetration +4, chance to dodge +3%, Your attacks cannot miss and cannot crit </text:p>
      <text:p text:style-name="P10"/>
      <text:p text:style-name="P10"/>
      <text:p text:style-name="P10">T<text:span text:style-name="T19">HRUST</text:span> WEAPONS<text:line-break/><text:line-break/><text:span text:style-name="T12">Efficient Killer (Stiletto): Armor pen +3, Initiative +8, You deal 50% extra crit damage on the first turn of combat, decaying by 10% per turn</text:span></text:p>
      <text:p text:style-name="P10"><text:span text:style-name="T12"/></text:p>
      <text:p text:style-name="P10"><text:span text:style-name="T12"/></text:p>
      <text:p text:style-name="P21">Duelist Edge (Rapier) 9% chance to parry, +10 initiative on parry, Your next attack after parrying <text:span text:style-name="T17">or blocking</text:span> has +10% crit chance</text:p>
      <text:p text:style-name="P10"/>
      <text:p text:style-name="P10"/>
      <text:p text:style-name="P22">Adamantine Point (Estoc) +3 Strenght, Maximum damage +3, Crits roll damage twice and use the best result</text:p>
      <text:p text:style-name="P10"/>
      <text:p text:style-name="P10"/>
      <text:p text:style-name="P21">Crescent Moon (Sickle): 15% damage added as magic, +2 Lore, Your next spell after a critical hit deals 25% extra damage</text:p>
      <text:p text:style-name="P21"/>
      <text:p text:style-name="P21"/>
      <text:p text:style-name="P21">The Crow (Pick): Chance to blind 15%, 2% max Endurance recovered on kill, Crits deal an extra 4% of the creature’s current Endurance</text:p>
      <text:p text:style-name="P10"/>
      <text:p text:style-name="P10"/>
      <text:p text:style-name="P10">Harvester of Sorrow <text:span text:style-name="T12">(</text:span><text:span text:style-name="T16">Scythe</text:span><text:span text:style-name="T12">): Chance to </text:span><text:span text:style-name="T16">neutralize</text:span><text:span text:style-name="T12"> 15%, chance to </text:span><text:span text:style-name="T16">restrain</text:span><text:span text:style-name="T12"> 10%, Crits deal 10% extra damage per affliction on the target</text:span></text:p>
      <text:p text:style-name="P10"><text:span text:style-name="T12"/></text:p>
      <text:p text:style-name="P10"><text:span text:style-name="T12"/></text:p>
      <text:p text:style-name="P24"><text:soft-page-break/>REACH WEAPONS</text:p>
      <text:p text:style-name="P10"><text:span text:style-name="T12"/></text:p>
      <text:p text:style-name="P16"><text:span text:style-name="T12">Daeva’s </text:span><text:span text:style-name="T15">Capriciousness</text:span><text:span text:style-name="T12"> (Katar): Crit chance +4%, chance to parry +7%, 10% to 25%</text:span><text:span text:style-name="T13"> </text:span><text:span text:style-name="T12">of damage added as a random type</text:span></text:p>
      <text:p text:style-name="P16"><text:span text:style-name="T12"/></text:p>
      <text:p text:style-name="P16"><text:span text:style-name="T12"/></text:p>
      <text:p text:style-name="P24">Marrowsap (Spear): Endurance recovered on kill 5%, satiety recovered on kill 5%, Deals 20% extra damage while at full satiety </text:p>
      <text:p text:style-name="P16"><text:span text:style-name="T12"/></text:p>
      <text:p text:style-name="P16"><text:span text:style-name="T12"/></text:p>
      <text:p text:style-name="P16"><text:span text:style-name="T12">Son of the Dragon (Pike): +35% chance to bleed for 25% of damage, +4% </text:span><text:span text:style-name="T15">crit chance</text:span><text:span text:style-name="T12">, Bleeding enemies cannot recover endurance</text:span></text:p>
      <text:p text:style-name="P16"><text:span text:style-name="T12"/></text:p>
      <text:p text:style-name="P16"><text:span text:style-name="T12"/></text:p>
      <text:p text:style-name="P24">Dervish (Claw): Accuracy +7%, armor pen +1, Basic attacks deal 40% less damage but strike twice</text:p>
      <text:p text:style-name="P16"><text:span text:style-name="T12"/></text:p>
      <text:p text:style-name="P16"><text:span text:style-name="T12"/></text:p>
      <text:p text:style-name="P24">Marid’s Gift (Trident): 30% chance to chill, 15% of damage added as cold, Enemy has 1 less armor per affliction on them</text:p>
      <text:p text:style-name="P16"><text:span text:style-name="T12"/></text:p>
      <text:p text:style-name="P16"><text:span text:style-name="T12"/></text:p>
      <text:p text:style-name="P25">Halberd of Corrosion (Voulge): +35% chance to poison, +7% accuracy, Whenever your poisons deal damage, reduce the enemy armor by 1</text:p>
      <text:p text:style-name="P43"><text:span text:style-name="T14"/></text:p>
      <text:p text:style-name="P16"><text:span text:style-name="T12"/></text:p>
      <text:p text:style-name="P16"><text:span text:style-name="T12"/></text:p>
      <text:p text:style-name="P25">BLUDGEON WEAPONS</text:p>
      <text:p text:style-name="P17"><text:span text:style-name="T12"/></text:p>
      <text:p text:style-name="P25">Snapcrush (Club): Max damage +3, crit damage +20%, Enemies cannot dodge, block or parry for 1 turn after you land a crit</text:p>
      <text:p text:style-name="P17"><text:span text:style-name="T12"/></text:p>
      <text:p text:style-name="P17"><text:span text:style-name="T12"/></text:p>
      <text:p text:style-name="P25">Tool of Creation (War Hammer): +1 arcane spell rating, 10% of damage added as magic, 100% increased magnitude of modifiers while this weapon has an active glyph</text:p>
      <text:p text:style-name="P17"><text:span text:style-name="T12"/></text:p>
      <text:p text:style-name="P17"><text:span text:style-name="T12"/></text:p>
      <text:p text:style-name="P25">Thurizas (Maul): 35% of damage added as lightning, +2 to strenght, 1% chance to stun per every 5 strenght you have</text:p>
      <text:p text:style-name="P17"><text:span text:style-name="T12"/></text:p>
      <text:p text:style-name="P17"><text:span text:style-name="T12"/></text:p>
      <text:p text:style-name="P25">Battering Ram (Spiked club): +8% accuracy, +3% crit chance, Consecutive hits remove 1 armor from enemy (up to 5)</text:p>
      <text:p text:style-name="P17"><text:span text:style-name="T12"/></text:p>
      <text:p text:style-name="P16"><text:span text:style-name="T12"/></text:p>
      <text:p text:style-name="P26">Magister’s Rod (Flanged mace): +1 arcane spell rating, cannot be silenced, Your armor pen is converted to spell rating at 50% of its value </text:p>
      <text:p text:style-name="P18"><text:span text:style-name="T12"/></text:p>
      <text:p text:style-name="P18"><text:span text:style-name="T12"/></text:p>
      <text:p text:style-name="P26">Sterling Dawn (Morningstar): 20% reduced damage taken while under 50% endurance, +33% healing received, Gain 3% of damage added as magic per every point of excess armor pen</text:p>
      <text:p text:style-name="P18"><text:span text:style-name="T12"/></text:p>
      <text:p text:style-name="P18"><text:span text:style-name="T12"/></text:p>
      <text:p text:style-name="P16"><text:soft-page-break/><text:span text:style-name="T12"/></text:p>
      <text:p text:style-name="P23">DEFENSE WEAPONS</text:p>
      <text:p text:style-name="P13"><text:span text:style-name="T12"/></text:p>
      <text:p text:style-name="P13"><text:span text:style-name="T12"/></text:p>
      <text:p text:style-name="P23">Master of Defense (Lathi): Max Endurance +15, Dodge +3%, Your crit chance is converted to parry and block chance</text:p>
      <text:p text:style-name="P13"><text:span text:style-name="T12"/></text:p>
      <text:p text:style-name="P13"><text:span text:style-name="T12"/></text:p>
      <text:p text:style-name="P23">Shimmerstaff (Quarterstaff): +1 Arcane Spell rating, Lore +2, You have +1 armor per every 4 spell rating</text:p>
      <text:p text:style-name="P13"><text:span text:style-name="T12"/></text:p>
      <text:p text:style-name="P13"><text:span text:style-name="T12"/></text:p>
      <text:p text:style-name="P23">Spikeshaft (Bo): +3 Maximum damage, +4 thorns, Your gain parry chance equal to your thorns. Your thorns only deal damage when you parry</text:p>
      <text:p text:style-name="P13"><text:span text:style-name="T12"/></text:p>
      <text:p text:style-name="P13"><text:span text:style-name="T12"/></text:p>
      <text:p text:style-name="P23">Nightstick (Tonfa): Chance to blind 15%, accuracy +5%, 10% chance to retaliate with a basic attack when struck</text:p>
      <text:p text:style-name="P13"><text:span text:style-name="T12"/></text:p>
      <text:p text:style-name="P13"><text:span text:style-name="T12"/></text:p>
      <text:p text:style-name="P23">Steel Mass (Steel-tipped staff): Armor +3, Initiative on parry +15, Whenever you are directly hit, you gain +5% parry chance (up to 25%)</text:p>
      <text:p text:style-name="P13"><text:span text:style-name="T12"/></text:p>
      <text:p text:style-name="P13"><text:span text:style-name="T12"/></text:p>
      <text:p text:style-name="P23">Eventide (Warstaff): 35% damage added as cold, 25% cold resistance, Restrain enemy when you parry</text:p>
      <text:p text:style-name="P27"/>
      <text:p text:style-name="P27">BOWS<text:line-break/></text:p>
      <text:p text:style-name="P27">Cuchaviva (Short bow): +15% damage added as magic, +10% affliction avoidance, 10% chance to convert a normal shot to a special arrow<text:line-break/></text:p>
      <text:p text:style-name="P27">Gandiva (Composite bow): +1 to Divine Spell rating, +2 to faith, The damage of this weapon scales off Faith instead of Strenght</text:p>
      <text:p text:style-name="P27"/>
      <text:p text:style-name="P27">Starfall (Longbow): +4% crit chance, Armor pen +2, When you land a killing blow, create 1-3 Seeking Arrows in your inventroy</text:p>
      <text:p text:style-name="P27"/>
      <text:p text:style-name="P27"><text:line-break/>CROSSBOWS<text:line-break/></text:p>
      <text:p text:style-name="P27">Zhuge: 20% chance to poison, <text:span text:style-name="T21">10% chance to blind, 33% chance of firing twice</text:span></text:p>
      <text:p text:style-name="P27"/>
      <text:p text:style-name="P27">Hellsiege: +25% damage added as fire, +20% crit damage, Gains +1% added as fire and +1% crit damage when landing killing blows (<text:span text:style-name="T5">Upgrades as you kill enemies)</text:span></text:p>
      <text:p text:style-name="P27"/>
      <text:p text:style-name="P44">Wallarmbrust (Arbalest): +10% accuracy, +2 maximum damage, Cannot be blocked or parried</text:p>
      <text:p text:style-name="P27"><text:span text:style-name="T20"/></text:p>
      <text:p text:style-name="P28"><text:line-break/>FIREARMS<text:line-break/></text:p>
      <text:p text:style-name="P30"><text:soft-page-break/>Desperado (Pistolet): +8% accuracy, +4% crit chance, If you attack during the first turn of combat, it doesn’t consume the ammunition</text:p>
      <text:p text:style-name="P28"/>
      <text:p text:style-name="P28"><text:span text:style-name="T21">Roaring Lion (Handgonne): +3 maximum damage, +25% crit damage, Destroying a limb deals 4% of the enemy’s max endurance as extra damage</text:span><text:line-break/><text:span text:style-name="T6">Your hand is gone!</text:span></text:p>
      <text:p text:style-name="P28"/>
      <text:p text:style-name="P30">Thundercrack (Arquebus): Armor pen +3, crit chance +4%, Your crit chance is converted to chance to stun<text:line-break/></text:p>
      <text:p text:style-name="P28">BUCKLERS<text:line-break/></text:p>
      <text:p text:style-name="P30">Brass Mirror: +33% healing received, +2 thorns, Blocking has a 40% chance of blinding the enemy</text:p>
      <text:p text:style-name="P28"/>
      <text:p text:style-name="P30">Confidence: Reduced extra damage from crits 33%, +2 dex, +10% chance to block while at full endurance, +5% chance to dodge while under 50% endurance</text:p>
      <text:p text:style-name="P30"/>
      <text:p text:style-name="P30">Chainbreaker: +5% chance to block, cannot be stunned, +5% chance to block per affliction on you</text:p>
      <text:p text:style-name="P28"><text:line-break/>SPIKED BUCKLERS<text:line-break/></text:p>
      <text:p text:style-name="P30">Jagged Ribcage: +4% chance to block, 6 thorns dealt on block, You heal for 25% of your thorns damage</text:p>
      <text:p text:style-name="P28"/>
      <text:p text:style-name="P31">Martyr’s Standard: Reduced extra damage from crits 33%, 10% reduced damage taken while under 50% life, Blocking doesn’t reduce damage, instead reflects as thorns</text:p>
      <text:p text:style-name="P29"/>
      <text:p text:style-name="P31">Implement of Cruelty: +15% chance to bleed for 25% of damage, <text:s/>2% endurance recovered on kill, +15% chance to block against bleeding enemies</text:p>
      <text:p text:style-name="P29"><text:line-break/>SHIELDS<text:line-break/></text:p>
      <text:p text:style-name="P31">Kinetic Absorber: Lightning resistance 50%, +1 to spell rating, Reduce the cooldowns of your spells when you block</text:p>
      <text:p text:style-name="P29"/>
      <text:p text:style-name="P31">Prismatic Barrier: +15 max endurance, 5 endurance recovered on block, Grants 30% resistance to the last elemental damage taken</text:p>
      <text:p text:style-name="P29"/>
      <text:p text:style-name="P31">The Portcullis: +2 armor, +20% affliction avoidance, You have 100% chance to block until your first block each combat</text:p>
      <text:p text:style-name="P29"><text:line-break/>TOWER SHIELDS</text:p>
      <text:p text:style-name="P29"/>
      <text:p text:style-name="P31">The Citadel: Reduced extra damage from crits 50%, +10 max endurance, Your armor is converted to block chance at twice its value</text:p>
      <text:p text:style-name="P31"/>
      <text:p text:style-name="P31">Diamond Plate: +4% chance to block, +1 armor, Blocking has a 33% chance of disarming the enemy</text:p>
      <text:p text:style-name="P31"/>
      <text:p text:style-name="P31">Jotun’s Willpower: +2 Strenght, 25% fire resistance, Blocking has a 10% chance of casting Level 1 Cold Wave at the enemy</text:p>
      <text:p text:style-name="P31"/>
      <text:p text:style-name="P31"><text:soft-page-break/></text:p>
      <text:p text:style-name="P31"/>
      <text:p text:style-name="P38">PARRYING DAGGERS<text:line-break/><text:line-break/>Hypervigilance: +8 Initiative on parry, +5 initiative, 1% extra chance to parry per every 3 initiative higher than your enemy</text:p>
      <text:p text:style-name="P38"/>
      <text:p text:style-name="P38"/>
      <text:p text:style-name="P38">Bare Fang: +10 max endurance, +1 armor, Copies the implicit property of your main hand weapon if its light<text:line-break/><text:line-break/></text:p>
      <text:p text:style-name="P38">Safe Gambit: +8% accuracy, +2% crit chance, You have 100% chance to parry the first attack of combat</text:p>
      <text:p text:style-name="P31"/>
      <text:p text:style-name="P38"/>
      <text:p text:style-name="P38">SWORDBREAKERS</text:p>
      <text:p text:style-name="P31"/>
      <text:p text:style-name="P39">Finger of Atrophy: +5% chance to parry, +1% max endurance recovered on kill, Parrying an attack neutralizes the enemy</text:p>
      <text:p text:style-name="P39"/>
      <text:p text:style-name="P39"/>
      <text:p text:style-name="P39">Essence Spike: 8% of damage added as magic, 2% max satiety recovered on kill, Everytime you parry an attack, gain +1 max damage for attacks until the end of combat (Up to 5)</text:p>
      <text:p text:style-name="P39"/>
      <text:p text:style-name="P39"/>
      <text:p text:style-name="P39">Duelling Master: +3% crit chance, +2% dodge, After landing a crit, you have 100% chance to parry for 1 turn</text:p>
      <text:p text:style-name="P31"/>
      <text:p text:style-name="P31"/>
      <text:p text:style-name="P39">CENSERS<text:line-break/><text:line-break/>Physicans’s Priority: +20% healing received, +15% affliction avoidance, Casting a Healing spell also restores 5% of your missing health</text:p>
      <text:p text:style-name="P39"/>
      <text:p text:style-name="P39"/>
      <text:p text:style-name="P39">Cleanser of the Unholy: +1 to spell rating, +10% of damage added as fire, 30% of healing received is dealt as damage to enemy undead</text:p>
      <text:p text:style-name="P39"/>
      <text:p text:style-name="P40">Pledge of Blood: +1 to infernal spell rating, 33% reduced extra damage from crits, While at full endurance, spells consume 10% of your maximum endurance to gain +4 spell rating</text:p>
      <text:p text:style-name="P31"/>
      <text:p text:style-name="P31"/>
      <text:p text:style-name="P41">FOCI<text:line-break/><text:line-break/>Hourglass of Reshaping: 8% of damage added as magic, 10% affliction avoidance, Spells deal 5% extra damage per spell on cooldown</text:p>
      <text:p text:style-name="P31"/>
      <text:p text:style-name="P41">Ancient Puzzle Box: +1 spell rating, cannot be silenced, The last <text:span text:style-name="T26">charge</text:span> of your spells has +2 spell rating and deals 10% extra damage</text:p>
      <text:p text:style-name="P31"/>
      <text:p text:style-name="P41"><text:soft-page-break/>Great Icosahedron: +2 arcane spell rating, <text:span text:style-name="T26">33% reduced extra damage from crits, You can now cast 6th level Arcane spells</text:span></text:p>
      <text:p text:style-name="P31"/>
      <text:p text:style-name="P42">The Gilded Icon: +2 divine spell rating, +20% healing received, &lt;Random divine spell&gt; has 1 additional charge and no cooldown</text:p>
      <text:p text:style-name="P42"/>
      <text:p text:style-name="P42">Calamity Conflux: +2 nature spell rating, 25% lightning resistance, Your Nature spells deal 5% extra damage from elements other than their own<text:line-break/><text:line-break/>Chained Heart: +2 infernal spell rating, 25% fire resistance, Casting a infernal spell consumes 5% of your <text:span text:style-name="T29">current</text:span> endurance to deal 15% extra damage. Recover this endurance at the end of combat.</text:p>
      <text:p text:style-name="P42"/>
      <text:p text:style-name="P42">Forbidden Tome of Al’Hazred: +2 eldritch spell rating, 25% cold resistance, casting a eldritch spell inflicts both you and the enemy with a random affliction</text:p>
      <text:p text:style-name="P32"/>
      <text:p text:style-name="P32"/>
      <text:p text:style-name="P32">JEWELL<text:span text:style-name="T26">E</text:span>RY<text:line-break/><text:line-break/>AMULETS and RINGS pull from a MATERIAL which determines its UNIQUE PROPERTIES and a STYLE which determines which STAT COMBO it has.</text:p>
      <text:p text:style-name="P32"/>
      <text:p text:style-name="P32">AMULETS:<text:line-break/><text:line-break/>Styles:<text:line-break/></text:p>
      <text:p text:style-name="P32">Boar: +3 str</text:p>
      <text:p text:style-name="P32">Horse: +2 str +1 dex</text:p>
      <text:p text:style-name="P32">Gorilla: +2 str +1 lor</text:p>
      <text:p text:style-name="P32">Lion: +2 str +1 fth</text:p>
      <text:p text:style-name="P32">Bull: +2 str +5 endurance</text:p>
      <text:p text:style-name="P32">Steed: +2 str +2% dodge</text:p>
      <text:p text:style-name="P32">Goat: +2 str +2 armor</text:p>
      <text:p text:style-name="P32">Wolf: +2 dex +1 str</text:p>
      <text:p text:style-name="P32">Jaguar: +3 dex</text:p>
      <text:p text:style-name="P32">Chimpanzee: +2 dex +1 lor<text:line-break/>Hawk: +2 dex +1 fth</text:p>
      <text:p text:style-name="P32">Tiger: +2 dex +5 endurace</text:p>
      <text:p text:style-name="P32">Panther: +2 dex +2% dodge</text:p>
      <text:p text:style-name="P32">Lizard: +2 dex +2 armor</text:p>
      <text:p text:style-name="P32">Eagle: +2 lor +1 strenght</text:p>
      <text:p text:style-name="P32">Octopus: +2 lore +1 dex</text:p>
      <text:p text:style-name="P32">Raven: +3 lore</text:p>
      <text:p text:style-name="P32">Owl: +2 lore +1 dex</text:p>
      <text:p text:style-name="P32">Vulture: +2 lore +5 endurace</text:p>
      <text:p text:style-name="P32">Serpent: +2 lore +2% dodge</text:p>
      <text:p text:style-name="P32">Dolphin: +2 lore +2 armor</text:p>
      <text:p text:style-name="P32">Cyclops: +2 fth +1 strenght</text:p>
      <text:p text:style-name="P32">Satyr: +2 fth +1 dex</text:p>
      <text:p text:style-name="P32">Dryad: +2 fth +1 lor</text:p>
      <text:p text:style-name="P32">Angel: +3 fth</text:p>
      <text:p text:style-name="P32">Minotaur: +2 fth +5 endurance</text:p>
      <text:p text:style-name="P32">Unicorn: +2 fth +2% dodge</text:p>
      <text:p text:style-name="P32"><text:soft-page-break/>Dragon: +2 fth +2 armor</text:p>
      <text:p text:style-name="P32">Bear: +10 end +1 strenght</text:p>
      <text:p text:style-name="P32">Deer: +10 end +1 dex</text:p>
      <text:p text:style-name="P32">Sloth: +10 end +1 lor</text:p>
      <text:p text:style-name="P32">Ox: +10 end +1 faith</text:p>
      <text:p text:style-name="P32">Elephant: +15 endurace</text:p>
      <text:p text:style-name="P32">Camel: +10 end +2% dodge</text:p>
      <text:p text:style-name="P32">Scarab: +10 end +2 armor</text:p>
      <text:p text:style-name="P32">Hyena: +3% dodge +1 strenght</text:p>
      <text:p text:style-name="P32">Hare: +3% dodge +1 dex</text:p>
      <text:p text:style-name="P32">Frog: +3% dodge +1 lor</text:p>
      <text:p text:style-name="P32">Ibis: +3% dodge +1 fth</text:p>
      <text:p text:style-name="P32">Toad: +3% dodge +5 endurace</text:p>
      <text:p text:style-name="P32">Wasp: 5% dodge</text:p>
      <text:p text:style-name="P32">Fish: +3% dodge +2 armor</text:p>
      <text:p text:style-name="P32">Hippopotamus: +3 armor +1 strenght</text:p>
      <text:p text:style-name="P32">Hedgehog: +3 armor +1 dex</text:p>
      <text:p text:style-name="P32">Dog: +3 armor +1 lor</text:p>
      <text:p text:style-name="P32">Crocodile: +3 armor +1 fth</text:p>
      <text:p text:style-name="P32">Whale: +3 armor +5 endurace</text:p>
      <text:p text:style-name="P32">Mole: +3 armor +2% dodge</text:p>
      <text:p text:style-name="P32">Turtle: +5 armor</text:p>
      <text:p text:style-name="P32"/>
      <text:p text:style-name="P32"/>
      <text:p text:style-name="P33">Materials:</text:p>
      <text:p text:style-name="P33"/>
      <text:p text:style-name="P33">Gold: Gain 1% fire resistance per point of armor</text:p>
      <text:p text:style-name="P33">Silver: Gain cold resistance equal to triple your dodge</text:p>
      <text:p text:style-name="P33">Platinum: Gain lightning resistance equal to double your affliciton avoidance</text:p>
      <text:p text:style-name="P33">Steel: At the end of combat, always heal to 25% max endurance</text:p>
      <text:p text:style-name="P33">Orichalcum: Blocking recovers 3% of your max endurance<text:line-break/>Electrum: Limbs decay significantly slower<text:line-break/>Hepatizon: Your thorns deal 25% extra damage<text:line-break/>Iridium: Your resistances are at least 25%<text:line-break/>Meteorite: 5% to parry, 3% to block, 1% to dodge<text:line-break/><text:span text:style-name="T22">Paladium: -4 to armor, armor applies to elemental damage<text:line-break/>Pig Iron: Comes with a random &lt;Defensive Perk&gt;. After being worn a while, it is destroyed granting that perk</text:span></text:p>
      <text:p text:style-name="P33"/>
      <text:p text:style-name="P33"/>
      <text:p text:style-name="P33"/>
      <text:p text:style-name="P34">RINGS</text:p>
      <text:p text:style-name="P34"/>
      <text:p text:style-name="P34">Styles:<text:line-break/></text:p>
      <text:p text:style-name="P34">Square: +3 strenght</text:p>
      <text:p text:style-name="P34">Cushion: +2 str +1 dex</text:p>
      <text:p text:style-name="P34">Marquisse: +2 str +1 lore<text:line-break/>Heart: +2 str +1 fth</text:p>
      <text:p text:style-name="P34">Oval: +2 str +1% crit chance<text:line-break/>Pear: +2 str +1 max damage<text:line-break/>King: +2 str +1 spell rating<text:line-break/><text:soft-page-break/>Lentil: +2 dex +1 str<text:line-break/>Round: +3 dex<text:line-break/>Magna: +2 dex +1 lore <text:s/></text:p>
      <text:p text:style-name="P35">Rose: +2 dex +1 fth<text:line-break/>Trillion: +2 dex +1% crit chance<text:line-break/>Polished: +2 dex +1 max damage<text:line-break/>Briolette: +2 dex +1 spell rating<text:line-break/><text:span text:style-name="T23">Cabochon: +2 lor +1 strenght</text:span></text:p>
      <text:p text:style-name="P36">Dotted: +2 lor +1 dex</text:p>
      <text:p text:style-name="P36">Decagon: +3 lor<text:line-break/>Star: +2 lor +1 fth</text:p>
      <text:p text:style-name="P36">Chatoyant: +2 lor +1 spell rating<text:line-break/>Pendeloque: +2 fth +1 strenght<text:line-break/>Pyramid: +2 fth +1 dex<text:line-break/>Bead: +2 fth +1 lor<text:line-break/>Triangular: +3 fth<text:line-break/>Inlaid: +2 fth +1% crit<text:line-break/>Carved: +2 fth +1 max damage<text:line-break/>Spherical: +2 fth +1 spell rating<text:line-break/>Moon: +3% crit<text:line-break/>Triple: +3 max damage</text:p>
      <text:p text:style-name="P36">Helix: +2 spell rating<text:line-break/><text:line-break/><text:line-break/>MATERIALS:<text:line-break/></text:p>
      <text:p text:style-name="P37">Ruby: Gain 3% extra damage as fire per affliction on the enemy<text:line-break/>Sapphire: Your critical hits deal 15% extra damage as cold<text:line-break/>Topaz: Your next attack after casting a spell deals 10% extra damage as lightning<text:line-break/>Zircon: <text:span text:style-name="T25">5</text:span>% extra damage added as magic<text:line-break/>Ammolite: Whenver your burns trigger, they deal an additional 2% of the enemies max endurance<text:line-break/>Aquamarine: Chilled enemies cannot recover endurance<text:line-break/>Azurite: Whenever your overcharges trigger, they have a 33% chance of sealing the ability<text:line-break/>Jade: Your poisons deal 4% extra damage per remaining turn<text:line-break/>Amethyst: Cursed enemies deal 50% reduced extra crit damage<text:line-break/>Soapstone: Restrained enemies take 8% extra damage<text:line-break/>Bloodstone: Your bleeds deal extra damage equal to 50% of your crit damage<text:line-break/>Moldavite: Your blinds have double effectiveness<text:line-break/>Emerald: You penetrate 3 armor against neutralized enemies<text:line-break/>Amber: You deal <text:span text:style-name="T25">7</text:span>% extra damage while at full endurance<text:line-break/><text:span text:style-name="T25">Pearl: Your first spell in combat has +3 spell rating<text:line-break/>Nacre: 15% chance of spells not going into cooldown<text:line-break/>Onyx: Recover 2% of endurance whenever you land a crit<text:line-break/>Jet: You deal 20% extra damage, Maximum endurance reduced by 20</text:span><text:line-break/><text:span text:style-name="T24">Diamond: </text:span><text:span text:style-name="T22">Comes with a random &lt;</text:span><text:span text:style-name="T24">Offensive</text:span><text:span text:style-name="T22"> Perk&gt;. After being worn a while, it is destroyed granting that perk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22:41:35.257000000</meta:creation-date>
    <dc:date>2024-05-15T20:23:27.859000000</dc:date>
    <meta:editing-duration>PT3H24M16S</meta:editing-duration>
    <meta:editing-cycles>14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192" meta:word-count="3053" meta:character-count="18074" meta:non-whitespace-character-count="15176"/>
  </office:meta>
</office:document-meta>
</file>